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solid" draw:fill-color="#bce586" draw:textarea-horizontal-align="right" draw:textarea-vertical-align="top" draw:auto-grow-height="false" draw:shadow-offset-x="0.305cm" draw:shadow-offset-y="0.305cm"/>
    </style:style>
    <style:style style:name="gr2" style:family="graphic" style:parent-style-name="standard">
      <style:graphic-properties draw:stroke="none" draw:fill="solid" draw:fill-color="#99ccff" draw:textarea-horizontal-align="right" draw:textarea-vertical-align="top" draw:auto-grow-height="false"/>
    </style:style>
    <style:style style:name="gr3" style:family="graphic" style:parent-style-name="standard">
      <style:graphic-properties draw:stroke="none" draw:fill-color="#ffcc99" draw:textarea-horizontal-align="right" draw:textarea-vertical-align="top"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gradient" draw:fill-gradient-name="Gradient_20_7" draw:textarea-horizontal-align="justify" draw:textarea-vertical-align="middle" draw:auto-grow-height="false"/>
    </style:style>
    <style:style style:name="gr6" style:family="graphic" style:parent-style-name="standard">
      <style:graphic-properties draw:fill="gradient" draw:fill-gradient-name="Gradient_20_7" draw:fill-image-name="Empty" draw:textarea-horizontal-align="justify" draw:textarea-vertical-align="middle" draw:auto-grow-height="false"/>
    </style:style>
    <style:style style:name="gr7" style:family="graphic" style:parent-style-name="standard">
      <style:graphic-properties draw:fill="gradient" draw:fill-gradient-name="Gradient_20_9" draw:textarea-horizontal-align="justify" draw:textarea-vertical-align="middle" draw:auto-grow-height="false"/>
    </style:style>
    <style:style style:name="gr8" style:family="graphic" style:parent-style-name="standard">
      <style:graphic-properties draw:fill="gradient" draw:fill-color="#99ccff" draw:fill-gradient-name="Gradient_20_9" draw:fill-hatch-name="Black_20_0_20_Degrees" draw:textarea-horizontal-align="justify" draw:textarea-vertical-align="middle" draw:auto-grow-height="false"/>
    </style:style>
    <style:style style:name="gr9" style:family="graphic" style:parent-style-name="standard">
      <style:graphic-properties draw:fill="gradient" draw:fill-gradient-name="Lightblue_20_Gradient" draw:textarea-horizontal-align="justify" draw:textarea-vertical-align="middle" draw:auto-grow-height="false"/>
    </style:style>
    <style:style style:name="gr10" style:family="graphic" style:parent-style-name="standard">
      <style:graphic-properties draw:fill="gradient" draw:fill-gradient-name="Gradient_20_11"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12" style:family="graphic" style:parent-style-name="standard">
      <style:graphic-properties draw:fill="gradient" draw:fill-gradient-name="Gray_20_Done" draw:fill-hatch-name="Black_20_0_20_Degrees" draw:textarea-horizontal-align="center" draw:textarea-vertical-align="middle" draw:auto-grow-height="false" fo:min-height="0.749cm" fo:min-width="0.499cm"/>
    </style:style>
    <style:style style:name="gr13" style:family="graphic" style:parent-style-name="standard">
      <style:graphic-properties draw:fill="gradient" draw:fill-gradient-name="Gray_20_Done" draw:textarea-horizontal-align="justify" draw:textarea-vertical-align="middle" draw:auto-grow-height="false"/>
    </style:style>
    <style:style style:name="gr14" style:family="graphic" style:parent-style-name="standard">
      <style:graphic-properties draw:fill="gradient" draw:fill-gradient-name="Gradient_20_12" draw:textarea-horizontal-align="justify" draw:textarea-vertical-align="middle" draw:auto-grow-height="false"/>
    </style:style>
    <style:style style:name="gr15" style:family="graphic" style:parent-style-name="standard">
      <style:graphic-properties draw:fill="gradient" draw:fill-gradient-name="Gradient_20_11" draw:fill-hatch-name="Black_20_0_20_Degrees" draw:textarea-horizontal-align="center" draw:textarea-vertical-align="middle" draw:auto-grow-height="false" fo:min-height="0.749cm" fo:min-width="0.499cm"/>
    </style:style>
    <style:style style:name="gr16" style:family="graphic" style:parent-style-name="standard">
      <style:graphic-properties draw:fill="solid" draw:fill-color="#ffcc99" draw:fill-gradient-name="Gradient_20_7" draw:fill-image-name="Empty" draw:textarea-horizontal-align="justify" draw:textarea-vertical-align="middle" draw:auto-grow-height="false" draw:shadow-offset-x="0.305cm" draw:shadow-offset-y="0.305cm"/>
    </style:style>
    <style:style style:name="gr17" style:family="graphic" style:parent-style-name="standard">
      <style:graphic-properties draw:fill="solid" draw:fill-color="#bce586" draw:fill-gradient-name="Gradient_20_11" draw:textarea-horizontal-align="justify" draw:textarea-vertical-align="middle" draw:auto-grow-height="false"/>
    </style:style>
    <style:style style:name="gr18" style:family="graphic" style:parent-style-name="standard">
      <style:graphic-properties draw:fill="gradient" draw:fill-gradient-name="Gradient_20_19" draw:fill-image-name="Empty" draw:textarea-horizontal-align="justify" draw:textarea-vertical-align="middle" draw:auto-grow-height="false"/>
    </style:style>
    <style:style style:name="P1" style:family="paragraph">
      <style:paragraph-properties fo:text-align="center"/>
    </style:style>
    <style:style style:name="P2" style:family="paragraph">
      <style:text-properties fo:color="#333333" fo:font-size="14pt" style:font-size-asian="14pt" style:font-size-complex="14pt"/>
    </style:style>
    <style:style style:name="P3" style:family="paragraph">
      <style:paragraph-properties fo:text-align="center"/>
      <style:text-properties fo:color="#ffffff" fo:font-size="14pt"/>
    </style:style>
    <style:style style:name="P4" style:family="paragraph">
      <style:paragraph-properties fo:text-align="center"/>
      <style:text-properties fo:color="#ffffff" fo:font-size="14pt" style:font-size-asian="14pt" style:font-size-complex="14pt"/>
    </style:style>
    <style:style style:name="P5" style:family="paragraph">
      <style:text-properties fo:color="#355e00" fo:font-size="14pt" style:font-size-asian="14pt" style:font-size-complex="14pt"/>
    </style:style>
    <style:style style:name="P6" style:family="paragraph">
      <style:paragraph-properties fo:text-align="start"/>
    </style:style>
    <style:style style:name="P7" style:family="paragraph">
      <style:paragraph-properties fo:text-align="start"/>
      <style:text-properties fo:color="#ff3333" fo:font-size="14pt" style:font-size-asian="14pt" style:font-size-complex="14pt"/>
    </style:style>
    <style:style style:name="P8" style:family="paragraph">
      <style:paragraph-properties fo:text-align="start"/>
      <style:text-properties fo:font-size="14pt" style:font-size-asian="14pt" style:font-size-complex="14pt"/>
    </style:style>
    <style:style style:name="P9" style:family="paragraph">
      <style:paragraph-properties fo:text-align="start"/>
      <style:text-properties fo:color="#0047ff" fo:font-size="14pt" style:font-size-asian="14pt" style:font-size-complex="14pt"/>
    </style:style>
    <style:style style:name="P10" style:family="paragraph">
      <style:text-properties fo:font-size="14pt" style:font-size-asian="14pt" style:font-size-complex="14pt"/>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color="#ff3333"/>
    </style:style>
    <style:style style:name="P13" style:family="paragraph">
      <style:paragraph-properties fo:text-align="center"/>
      <style:text-properties fo:color="#ff3333" fo:font-size="14pt" style:font-size-asian="14pt" style:font-size-complex="14pt"/>
    </style:style>
    <style:style style:name="P14" style:family="paragraph">
      <style:paragraph-properties fo:text-align="center"/>
      <style:text-properties fo:color="#355e00"/>
    </style:style>
    <style:style style:name="P15" style:family="paragraph">
      <style:paragraph-properties fo:text-align="center"/>
      <style:text-properties fo:color="#355e00" fo:font-size="14pt"/>
    </style:style>
    <style:style style:name="P16" style:family="paragraph">
      <style:paragraph-properties fo:text-align="center"/>
      <style:text-properties fo:color="#000000"/>
    </style:style>
    <style:style style:name="P17" style:family="paragraph">
      <style:paragraph-properties fo:text-align="center"/>
      <style:text-properties fo:color="#000000" fo:font-size="14pt" style:font-size-asian="14pt" style:font-size-complex="14pt"/>
    </style:style>
    <style:style style:name="T1" style:family="text">
      <style:text-properties fo:color="#333333" fo:font-size="14pt" style:font-size-asian="14pt" style:font-size-complex="14pt"/>
    </style:style>
    <style:style style:name="T2" style:family="text">
      <style:text-properties fo:color="#ffffff" fo:font-size="14pt"/>
    </style:style>
    <style:style style:name="T3" style:family="text">
      <style:text-properties fo:color="#ffffff" fo:font-size="12pt" style:font-size-asian="12pt" style:font-size-complex="12pt"/>
    </style:style>
    <style:style style:name="T4" style:family="text">
      <style:text-properties fo:color="#ffffff" fo:font-size="14pt" style:font-size-asian="14pt" style:font-size-complex="14pt"/>
    </style:style>
    <style:style style:name="T5" style:family="text">
      <style:text-properties fo:color="#355e00" fo:font-size="14pt" style:font-size-asian="14pt" style:font-size-complex="14pt"/>
    </style:style>
    <style:style style:name="T6" style:family="text">
      <style:text-properties fo:color="#ff3333" fo:font-size="14pt" style:font-size-asian="14pt" style:font-size-complex="14pt"/>
    </style:style>
    <style:style style:name="T7" style:family="text">
      <style:text-properties fo:color="#0047ff" fo:font-size="14pt" style:font-size-asian="14pt" style:font-size-complex="14pt"/>
    </style:style>
    <style:style style:name="T8" style:family="text">
      <style:text-properties fo:color="#0047ff" fo:font-size="12pt" style:font-size-asian="12pt" style:font-size-complex="12pt"/>
    </style:style>
    <style:style style:name="T9" style:family="text">
      <style:text-properties fo:color="#ff3333" fo:font-size="14pt"/>
    </style:style>
    <style:style style:name="T10" style:family="text">
      <style:text-properties fo:color="#355e00" fo:font-size="14pt"/>
    </style:style>
    <style:style style:name="T11" style:family="text">
      <style:text-properties fo:color="#000000" fo:font-size="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685cm" svg:height="2.54cm" svg:x="1.001cm" svg:y="16.505cm">
          <text:p/>
          <draw:enhanced-geometry svg:viewBox="0 0 21600 21600" draw:type="rectangle" draw:enhanced-path="M 0 0 L 21600 0 21600 21600 0 21600 0 0 Z N"/>
        </draw:custom-shape>
        <draw:custom-shape draw:style-name="gr2" draw:text-style-name="P1" draw:layer="layout" svg:width="19.685cm" svg:height="2.54cm" svg:x="1.001cm" svg:y="7.145cm">
          <text:p/>
          <draw:enhanced-geometry svg:viewBox="0 0 21600 21600" draw:type="rectangle" draw:enhanced-path="M 0 0 L 21600 0 21600 21600 0 21600 0 0 Z N"/>
        </draw:custom-shape>
        <draw:custom-shape draw:style-name="gr3" draw:text-style-name="P1" draw:layer="layout" svg:width="19.685cm" svg:height="6.35cm" svg:x="1.001cm" svg:y="9.92cm">
          <text:p/>
          <draw:enhanced-geometry svg:viewBox="0 0 21600 21600" draw:type="rectangle" draw:enhanced-path="M 0 0 L 21600 0 21600 21600 0 21600 0 0 Z N"/>
        </draw:custom-shape>
        <draw:frame draw:style-name="gr4" draw:text-style-name="P2" draw:layer="layout" svg:width="3.042cm" svg:height="1.361cm" svg:x="1.001cm" svg:y="17.095cm">
          <draw:text-box>
            <text:p><text:span text:style-name="T1">Datasource</text:span></text:p>
            <text:p><text:span text:style-name="T1">Layer</text:span></text:p>
          </draw:text-box>
        </draw:frame>
        <draw:custom-shape draw:style-name="gr5" draw:text-style-name="P3" draw:layer="layout" svg:width="6.35cm" svg:height="1.475cm" svg:x="4.125cm" svg:y="14.207cm">
          <text:p text:style-name="P1"><text:span text:style-name="T2">Hibern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layout" svg:width="6.466cm" svg:height="3.38cm" svg:x="11.045cm" svg:y="12.291cm">
          <text:p text:style-name="P1"><text:span text:style-name="T2">Data Access</text:span></text:p>
          <text:p text:style-name="P1"><text:span text:style-name="T2">Objec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6.35cm" svg:height="1.475cm" svg:x="4.125cm" svg:y="12.291cm">
          <text:p text:style-name="P1"><text:span text:style-name="T2">Domain 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208cm" svg:height="1.361cm" svg:x="1.001cm" svg:y="12.369cm">
          <draw:text-box draw:corner-radius="0.254cm">
            <text:p><text:span text:style-name="T1">Domain</text:span></text:p>
            <text:p><text:span text:style-name="T1">Layer</text:span></text:p>
          </draw:text-box>
        </draw:frame>
        <draw:custom-shape draw:style-name="gr7" draw:text-style-name="P3" draw:layer="layout" svg:width="9.594cm" svg:height="1.475cm" svg:x="4.125cm" svg:y="10.287cm">
          <text:p text:style-name="P1"><text:span text:style-name="T2">Service Framework</text:span></text:p>
          <text:p text:style-name="P1"><text:span text:style-name="T3">(Logging, Caching, I18n, Securit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157cm" svg:height="1.361cm" svg:x="1.001cm" svg:y="10.364cm">
          <draw:text-box draw:corner-radius="0.254cm">
            <text:p><text:span text:style-name="T1">Service</text:span></text:p>
            <text:p><text:span text:style-name="T1">Layer</text:span></text:p>
          </draw:text-box>
        </draw:frame>
        <draw:custom-shape draw:style-name="gr8" draw:text-style-name="P3" draw:layer="layout" svg:width="3.36cm" svg:height="1.475cm" svg:x="14.151cm" svg:y="10.287cm">
          <text:p text:style-name="P1"><text:span text:style-name="T2">Ot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draw:layer="layout" svg:width="13.335cm" svg:height="1.475cm" svg:x="4.176cm" svg:y="7.78cm">
          <text:p text:style-name="P1"><text:span text:style-name="T2">Spring MV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draw:layer="layout" svg:width="13.335cm" svg:height="1.475cm" svg:x="4.176cm" svg:y="17.038cm">
          <text:p text:style-name="P1"><text:span text:style-name="T2">Connecto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2.54cm" svg:height="2.445cm" svg:x="9.573cm" svg:y="19.305cm">
          <text:p text:style-name="P1"><text:span text:style-name="T4">RDBM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5" draw:layer="layout" svg:width="3.042cm" svg:height="0.806cm" svg:x="17.511cm" svg:y="17.372cm">
          <draw:text-box>
            <text:p><text:span text:style-name="T5">Datasource</text:span></text:p>
          </draw:text-box>
        </draw:frame>
        <draw:frame draw:style-name="gr4" draw:text-style-name="P7" draw:layer="layout" svg:width="2.928cm" svg:height="1.361cm" svg:x="17.511cm" svg:y="12.692cm">
          <draw:text-box>
            <text:p text:style-name="P6"><text:span text:style-name="T6">Application</text:span></text:p>
            <text:p text:style-name="P6"><text:span text:style-name="T6">Logic</text:span></text:p>
          </draw:text-box>
        </draw:frame>
        <draw:frame draw:style-name="gr11" draw:text-style-name="P9" draw:layer="layout" svg:width="3.288cm" svg:height="0.806cm" svg:x="17.398cm" svg:y="7.877cm">
          <draw:text-box>
            <text:p text:style-name="P8"><text:span text:style-name="T7">Presentation</text:span></text:p>
          </draw:text-box>
        </draw:frame>
        <draw:frame draw:style-name="gr4" draw:text-style-name="P2" draw:layer="layout" svg:width="1.742cm" svg:height="1.361cm" svg:x="1.001cm" svg:y="7.78cm">
          <draw:text-box draw:corner-radius="0.254cm">
            <text:p><text:span text:style-name="T1">Web</text:span></text:p>
            <text:p><text:span text:style-name="T1">Layer</text:span></text:p>
          </draw:text-box>
        </draw:frame>
        <draw:custom-shape draw:style-name="gr12" draw:text-style-name="P3" draw:layer="layout" svg:width="3.81cm" svg:height="2.54cm" svg:x="8.938cm" svg:y="1.7cm">
          <text:p text:style-name="P1"><text:span text:style-name="T2">Web-</text:span></text:p>
          <text:p text:style-name="P1"><text:span text:style-name="T2">browser</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4" draw:text-style-name="P10" draw:layer="layout" svg:width="1.848cm" svg:height="0.806cm" svg:x="10.961cm" svg:y="5.375cm">
          <draw:text-box>
            <text:p text:style-name="P10">HTML</text:p>
          </draw:text-box>
        </draw:frame>
        <draw:custom-shape draw:style-name="gr13" draw:text-style-name="P11" draw:layer="layout" svg:width="0.635cm" svg:height="2.91cm" svg:x="10.526cm" svg:y="4.4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2" draw:style-name="dp1" draw:master-page-name="Default">
        <draw:custom-shape draw:style-name="gr1" draw:text-style-name="P1" draw:layer="layout" svg:width="19.685cm" svg:height="2.54cm" svg:x="0.998cm" svg:y="17.359cm">
          <text:p/>
          <draw:enhanced-geometry svg:viewBox="0 0 21600 21600" draw:type="rectangle" draw:enhanced-path="M 0 0 L 21600 0 21600 21600 0 21600 0 0 Z N"/>
        </draw:custom-shape>
        <draw:custom-shape draw:style-name="gr2" draw:text-style-name="P1" draw:layer="layout" svg:width="19.685cm" svg:height="4.445cm" svg:x="0.998cm" svg:y="6.094cm">
          <text:p/>
          <draw:enhanced-geometry svg:viewBox="0 0 21600 21600" draw:type="rectangle" draw:enhanced-path="M 0 0 L 21600 0 21600 21600 0 21600 0 0 Z N"/>
        </draw:custom-shape>
        <draw:custom-shape draw:style-name="gr3" draw:text-style-name="P1" draw:layer="layout" svg:width="19.685cm" svg:height="6.35cm" svg:x="0.998cm" svg:y="10.774cm">
          <text:p/>
          <draw:enhanced-geometry svg:viewBox="0 0 21600 21600" draw:type="rectangle" draw:enhanced-path="M 0 0 L 21600 0 21600 21600 0 21600 0 0 Z N"/>
        </draw:custom-shape>
        <draw:frame draw:style-name="gr4" draw:text-style-name="P2" draw:layer="layout" svg:width="3.042cm" svg:height="1.361cm" svg:x="0.998cm" svg:y="17.949cm">
          <draw:text-box>
            <text:p><text:span text:style-name="T1">Datasource</text:span></text:p>
            <text:p><text:span text:style-name="T1">Layer</text:span></text:p>
          </draw:text-box>
        </draw:frame>
        <draw:custom-shape draw:style-name="gr5" draw:text-style-name="P3" draw:layer="layout" svg:width="6.35cm" svg:height="1.475cm" svg:x="4.122cm" svg:y="15.061cm">
          <text:p text:style-name="P1"><text:span text:style-name="T2">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layout" svg:width="6.35cm" svg:height="3.38cm" svg:x="11.042cm" svg:y="13.145cm">
          <text:p text:style-name="P1"><text:span text:style-name="T2">Data Access</text:span></text:p>
          <text:p text:style-name="P1"><text:span text:style-name="T2">Objec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6.35cm" svg:height="1.475cm" svg:x="4.122cm" svg:y="13.145cm">
          <text:p text:style-name="P1"><text:span text:style-name="T2">Domain 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208cm" svg:height="1.361cm" svg:x="0.998cm" svg:y="13.223cm">
          <draw:text-box draw:corner-radius="0.254cm">
            <text:p><text:span text:style-name="T1">Domain</text:span></text:p>
            <text:p><text:span text:style-name="T1">Layer</text:span></text:p>
          </draw:text-box>
        </draw:frame>
        <draw:custom-shape draw:style-name="gr7" draw:text-style-name="P3" draw:layer="layout" svg:width="9.594cm" svg:height="1.475cm" svg:x="4.122cm" svg:y="11.141cm">
          <text:p text:style-name="P1"><text:span text:style-name="T2">Service Framework</text:span></text:p>
          <text:p text:style-name="P1"><text:span text:style-name="T3">(Logging, Caching, I18n, Securit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157cm" svg:height="1.361cm" svg:x="0.998cm" svg:y="11.218cm">
          <draw:text-box draw:corner-radius="0.254cm">
            <text:p><text:span text:style-name="T1">Service</text:span></text:p>
            <text:p><text:span text:style-name="T1">Layer</text:span></text:p>
          </draw:text-box>
        </draw:frame>
        <draw:custom-shape draw:style-name="gr14" draw:text-style-name="P3" draw:layer="layout" svg:width="13.335cm" svg:height="1.475cm" svg:x="4.173cm" svg:y="8.634cm">
          <text:p text:style-name="P1"><text:span text:style-name="T2">Service Regist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157cm" svg:height="1.361cm" svg:x="0.998cm" svg:y="8.643cm">
          <draw:text-box>
            <text:p><text:span text:style-name="T1">Service</text:span></text:p>
            <text:p><text:span text:style-name="T1">Engine</text:span></text:p>
          </draw:text-box>
        </draw:frame>
        <draw:frame draw:style-name="gr4" draw:text-style-name="P2" draw:layer="layout" svg:width="2.322cm" svg:height="1.361cm" svg:x="0.998cm" svg:y="6.738cm">
          <draw:text-box>
            <text:p><text:span text:style-name="T1">Protocol</text:span></text:p>
            <text:p><text:span text:style-name="T1">Handler</text:span></text:p>
          </draw:text-box>
        </draw:frame>
        <draw:custom-shape draw:style-name="gr8" draw:text-style-name="P3" draw:layer="layout" svg:width="3.244cm" svg:height="1.475cm" svg:x="14.148cm" svg:y="11.141cm">
          <text:p text:style-name="P1"><text:span text:style-name="T2">Ot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draw:layer="layout" svg:width="8.888cm" svg:height="1.475cm" svg:x="8.62cm" svg:y="6.729cm">
          <text:p text:style-name="P1"><text:span text:style-name="T2">R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draw:layer="layout" svg:width="13.335cm" svg:height="1.475cm" svg:x="4.173cm" svg:y="17.892cm">
          <text:p text:style-name="P1"><text:span text:style-name="T2">Connecto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2.54cm" svg:height="2.445cm" svg:x="4.173cm" svg:y="20.234cm">
          <text:p text:style-name="P1"><text:span text:style-name="T4">RDBM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3" draw:layer="layout" svg:width="4.445cm" svg:height="3.175cm" svg:x="13.063cm" svg:y="20.234cm">
          <text:p text:style-name="P1"><text:span text:style-name="T2">Remote</text:span></text:p>
          <text:p text:style-name="P1"><text:span text:style-name="T2">Application</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0" draw:text-style-name="P4" draw:layer="layout" svg:width="2.54cm" svg:height="2.445cm" svg:x="9.253cm" svg:y="20.329cm">
          <text:p text:style-name="P1"><text:span text:style-name="T4">NoSQ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5" draw:layer="layout" svg:width="3.042cm" svg:height="0.806cm" svg:x="17.508cm" svg:y="18.226cm">
          <draw:text-box>
            <text:p><text:span text:style-name="T5">Datasource</text:span></text:p>
          </draw:text-box>
        </draw:frame>
        <draw:frame draw:style-name="gr4" draw:text-style-name="P7" draw:layer="layout" svg:width="2.928cm" svg:height="1.361cm" svg:x="17.508cm" svg:y="13.546cm">
          <draw:text-box>
            <text:p text:style-name="P6"><text:span text:style-name="T6">Application</text:span></text:p>
            <text:p text:style-name="P6"><text:span text:style-name="T6">Logic</text:span></text:p>
          </draw:text-box>
        </draw:frame>
        <draw:frame draw:style-name="gr11" draw:text-style-name="P9" draw:layer="layout" svg:width="3.169cm" svg:height="1.28cm" svg:x="17.514cm" svg:y="7.676cm">
          <draw:text-box>
            <text:p text:style-name="P6"><text:span text:style-name="T7">Remoting</text:span></text:p>
            <text:p text:style-name="P6"><text:span text:style-name="T8">(Presentation)</text:span></text:p>
          </draw:text-box>
        </draw:frame>
        <draw:custom-shape draw:style-name="gr12" draw:text-style-name="P3" draw:layer="layout" svg:width="3.81cm" svg:height="2.54cm" svg:x="11.159cm" svg:y="1cm">
          <text:p text:style-name="P1"><text:span text:style-name="T2">RIA</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4" draw:text-style-name="P10" draw:layer="layout" svg:width="1.827cm" svg:height="0.806cm" svg:x="13.143cm" svg:y="4.439cm">
          <draw:text-box>
            <text:p text:style-name="P10">JSON</text:p>
          </draw:text-box>
        </draw:frame>
        <draw:custom-shape draw:style-name="gr13" draw:text-style-name="P1" draw:layer="layout" svg:width="0.635cm" svg:height="3.175cm" svg:x="12.747cm" svg:y="3.5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3" draw:layer="layout" svg:width="3.879cm" svg:height="1.475cm" svg:x="4.106cm" svg:y="6.715cm">
          <text:p text:style-name="P1"><text:span text:style-name="T2">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draw:layer="layout" svg:width="3.81cm" svg:height="2.54cm" svg:x="4.174cm" svg:y="1cm">
          <text:p text:style-name="P1"><text:span text:style-name="T2">Java</text:span></text:p>
          <text:p text:style-name="P1"><text:span text:style-name="T2">Application</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4" draw:text-style-name="P10" draw:layer="layout" svg:width="1.907cm" svg:height="0.806cm" svg:x="6.158cm" svg:y="4.439cm">
          <draw:text-box>
            <text:p text:style-name="P10">Binary</text:p>
          </draw:text-box>
        </draw:frame>
        <draw:custom-shape draw:style-name="gr13" draw:text-style-name="P1" draw:layer="layout" svg:width="0.635cm" svg:height="3.175cm" svg:x="5.762cm" svg:y="3.5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draw:page draw:name="page3" draw:style-name="dp1" draw:master-page-name="Default">
        <draw:custom-shape draw:style-name="gr2" draw:text-style-name="P1" draw:layer="layout" svg:width="19.685cm" svg:height="4.445cm" svg:x="1.005cm" svg:y="7.445cm">
          <text:p/>
          <draw:enhanced-geometry svg:viewBox="0 0 21600 21600" draw:type="rectangle" draw:enhanced-path="M 0 0 L 21600 0 21600 21600 0 21600 0 0 Z N"/>
        </draw:custom-shape>
        <draw:custom-shape draw:style-name="gr16" draw:text-style-name="P13" draw:layer="layout" svg:width="9.525cm" svg:height="1.475cm" svg:x="1cm" svg:y="12.52cm">
          <text:p text:style-name="P12"><text:span text:style-name="T9">Application Log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3" draw:layer="layout" svg:width="13.335cm" svg:height="1.475cm" svg:x="4.18cm" svg:y="9.985cm">
          <text:p text:style-name="P1"><text:span text:style-name="T2">Service Regist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157cm" svg:height="1.361cm" svg:x="1.005cm" svg:y="9.994cm">
          <draw:text-box>
            <text:p><text:span text:style-name="T1">Service</text:span></text:p>
            <text:p><text:span text:style-name="T1">Engine</text:span></text:p>
          </draw:text-box>
        </draw:frame>
        <draw:custom-shape draw:style-name="gr9" draw:text-style-name="P3" draw:layer="layout" svg:width="3.879cm" svg:height="1.475cm" svg:x="4.18cm" svg:y="8.08cm">
          <text:p text:style-name="P1"><text:span text:style-name="T2">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322cm" svg:height="1.361cm" svg:x="1.005cm" svg:y="8.089cm">
          <draw:text-box>
            <text:p><text:span text:style-name="T1">Protocol</text:span></text:p>
            <text:p><text:span text:style-name="T1">Handler</text:span></text:p>
          </draw:text-box>
        </draw:frame>
        <draw:custom-shape draw:style-name="gr9" draw:text-style-name="P3" draw:layer="layout" svg:width="3.81cm" svg:height="1.475cm" svg:x="8.975cm" svg:y="8.08cm">
          <text:p text:style-name="P1"><text:span text:style-name="T2">XML-RP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draw:layer="layout" svg:width="3.879cm" svg:height="1.475cm" svg:x="13.636cm" svg:y="8.08cm">
          <text:p text:style-name="P1"><text:span text:style-name="T2">R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5" draw:layer="layout" svg:width="9.525cm" svg:height="1.475cm" svg:x="1cm" svg:y="14.425cm">
          <text:p text:style-name="P14"><text:span text:style-name="T10">Datasour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2.54cm" svg:height="2.445cm" svg:x="1.635cm" svg:y="16.535cm">
          <text:p text:style-name="P1"><text:span text:style-name="T4">RDBM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3" draw:layer="layout" svg:width="4.445cm" svg:height="3.175cm" svg:x="13.7cm" svg:y="18.71cm">
          <text:p text:style-name="P1"><text:span text:style-name="T2">Remote</text:span></text:p>
          <text:p text:style-name="P1"><text:span text:style-name="T2">Application</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0" draw:text-style-name="P4" draw:layer="layout" svg:width="2.54cm" svg:height="2.445cm" svg:x="7.35cm" svg:y="16.535cm">
          <text:p text:style-name="P1"><text:span text:style-name="T4">NoSQ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1" draw:text-style-name="P9" draw:layer="layout" svg:width="3.169cm" svg:height="1.28cm" svg:x="17.521cm" svg:y="9.027cm">
          <draw:text-box>
            <text:p text:style-name="P6"><text:span text:style-name="T7">Remoting</text:span></text:p>
            <text:p text:style-name="P6"><text:span text:style-name="T8">(Presentation)</text:span></text:p>
          </draw:text-box>
        </draw:frame>
        <draw:custom-shape draw:style-name="gr18" draw:text-style-name="P17" draw:layer="layout" svg:width="9.525cm" svg:height="3.38cm" svg:x="11.16cm" svg:y="12.52cm">
          <text:p text:style-name="P16"><text:span text:style-name="T11">Gatew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draw:layer="layout" svg:width="3.81cm" svg:height="2.54cm" svg:x="13.659cm" svg:y="2.201cm">
          <text:p text:style-name="P1"><text:span text:style-name="T2">RIA</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4" draw:text-style-name="P10" draw:layer="layout" svg:width="1.827cm" svg:height="0.806cm" svg:x="15.643cm" svg:y="5.64cm">
          <draw:text-box>
            <text:p text:style-name="P10">JSON</text:p>
          </draw:text-box>
        </draw:frame>
        <draw:custom-shape draw:style-name="gr13" draw:text-style-name="P1" draw:layer="layout" svg:width="0.635cm" svg:height="3.175cm" svg:x="15.247cm" svg:y="4.74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3" draw:layer="layout" svg:width="3.81cm" svg:height="2.54cm" svg:x="4.174cm" svg:y="2.201cm">
          <text:p text:style-name="P1"><text:span text:style-name="T2">Java</text:span></text:p>
          <text:p text:style-name="P1"><text:span text:style-name="T2">Application</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4" draw:text-style-name="P10" draw:layer="layout" svg:width="1.907cm" svg:height="0.806cm" svg:x="6.158cm" svg:y="5.64cm">
          <draw:text-box>
            <text:p text:style-name="P10">Binary</text:p>
          </draw:text-box>
        </draw:frame>
        <draw:custom-shape draw:style-name="gr13" draw:text-style-name="P1" draw:layer="layout" svg:width="0.635cm" svg:height="3.175cm" svg:x="5.762cm" svg:y="4.74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3" draw:layer="layout" svg:width="3.81cm" svg:height="2.54cm" svg:x="8.96cm" svg:y="2.202cm">
          <text:p text:style-name="P1"><text:span text:style-name="T2">PHP</text:span></text:p>
          <text:p text:style-name="P1"><text:span text:style-name="T2">Application</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4" draw:text-style-name="P10" draw:layer="layout" svg:width="1.518cm" svg:height="0.806cm" svg:x="10.944cm" svg:y="5.641cm">
          <draw:text-box>
            <text:p text:style-name="P10">XML</text:p>
          </draw:text-box>
        </draw:frame>
        <draw:custom-shape draw:style-name="gr13" draw:text-style-name="P1" draw:layer="layout" svg:width="0.635cm" svg:height="3.175cm" svg:x="10.548cm" svg:y="4.74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 draw:text-style-name="P10" draw:layer="layout" svg:width="1.552cm" svg:height="0.806cm" svg:x="16.001cm" svg:y="17.069cm">
          <draw:text-box>
            <text:p text:style-name="P10">RPC</text:p>
          </draw:text-box>
        </draw:frame>
        <draw:custom-shape draw:style-name="gr10" draw:text-style-name="P1" draw:layer="layout" svg:width="0.635cm" svg:height="2.54cm" svg:x="15.605cm" svg:y="16.1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1" draw:display-name="Gradient 11" draw:style="axial" draw:start-color="#5c8526" draw:end-color="#94bd5e" draw:start-intensity="100%" draw:end-intensity="100%" draw:angle="0" draw:border="0%"/>
    <draw:gradient draw:name="Gradient_20_12" draw:display-name="Gradient 12" draw:style="axial" draw:start-color="#0066cc" draw:end-color="#0099ff" draw:start-intensity="100%" draw:end-intensity="100%" draw:angle="0" draw:border="0%"/>
    <draw:gradient draw:name="Gradient_20_14" draw:display-name="Gradient 14" draw:style="axial" draw:start-color="#7da647" draw:end-color="#aecf00" draw:start-intensity="100%" draw:end-intensity="100%" draw:angle="0" draw:border="0%"/>
    <draw:gradient draw:name="Gradient_20_18" draw:display-name="Gradient 18" draw:style="axial" draw:start-color="#ffb515" draw:end-color="#e6e64c" draw:start-intensity="100%" draw:end-intensity="100%" draw:angle="0" draw:border="0%"/>
    <draw:gradient draw:name="Gradient_20_19" draw:display-name="Gradient 19" draw:style="axial" draw:start-color="#ffb515" draw:end-color="#ffff66" draw:start-intensity="100%" draw:end-intensity="100%" draw:angle="0" draw:border="0%"/>
    <draw:gradient draw:name="Gradient_20_7" draw:display-name="Gradient 7" draw:style="axial" draw:start-color="#e12e2e" draw:end-color="#ff9966" draw:start-intensity="100%" draw:end-intensity="100%" draw:angle="0" draw:border="0%"/>
    <draw:gradient draw:name="Gradient_20_8" draw:display-name="Gradient 8" draw:style="axial" draw:start-color="#666699" draw:end-color="#9999cc" draw:start-intensity="100%" draw:end-intensity="100%" draw:angle="0" draw:border="0%"/>
    <draw:gradient draw:name="Gradient_20_9" draw:display-name="Gradient 9" draw:style="axial" draw:start-color="#ff6309" draw:end-color="#ffb515" draw:start-intensity="100%" draw:end-intensity="100%" draw:angle="0" draw:border="0%"/>
    <draw:gradient draw:name="Gray_20_Done" draw:display-name="Gray Done" draw:style="axial" draw:start-color="#666666" draw:end-color="#999999" draw:start-intensity="100%" draw:end-intensity="100%" draw:angle="0" draw:border="0%"/>
    <draw:gradient draw:name="Lightblue_20_Gradient" draw:display-name="Lightblue Gradient" draw:style="axial" draw:start-color="#0099ff" draw:end-color="#99cc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4.1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Daff </meta:initial-creator>
    <meta:creation-date>2010-03-06T16:30:16</meta:creation-date>
    <dc:date>2010-03-06T21:55:50</dc:date>
    <dc:creator>Daff </dc:creator>
    <meta:editing-duration>PT05H10M22S</meta:editing-duration>
    <meta:editing-cycles>3</meta:editing-cycles>
    <meta:generator>OpenOffice.org/3.1$Unix OpenOffice.org_project/310m19$Build-9420</meta:generator>
    <meta:document-statistic meta:object-count="75"/>
  </office:meta>
</office:document-meta>
</file>